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3.681cm"/>
    </style:style>
    <style:style style:name="co5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riação com tensão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Tensão (V)</text:p>
          </table:table-cell>
          <table:table-cell office:value-type="string" calcext:value-type="string">
            <text:p>Contagens</text:p>
          </table:table-cell>
          <table:table-cell table:style-name="ce1" office:value-type="string" calcext:value-type="string">
            <text:p>Erro Contagens</text:p>
          </table:table-cell>
          <table:table-cell office:value-type="string" calcext:value-type="string">
            <text:p>Contagens_norm</text:p>
          </table:table-cell>
          <table:table-cell office:value-type="string" calcext:value-type="string">
            <text:p>erro contagens_norm</text:p>
          </table:table-cell>
          <table:table-cell office:value-type="string" calcext:value-type="string">
            <text:p>Rates</text:p>
          </table:table-cell>
          <table:table-cell office:value-type="string" calcext:value-type="string">
            <text:p>Erro Rates</text:p>
          </table:table-cell>
          <table:table-cell office:value-type="string" calcext:value-type="string">
            <text:p>Ratess norm</text:p>
          </table:table-cell>
          <table:table-cell office:value-type="string" calcext:value-type="string">
            <text:p>erro rates nom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style-name="ce1" table:formula="of:=SQRT([.C4])" office:value-type="float" office:value="0" calcext:value-type="float">
            <text:p>0</text:p>
          </table:table-cell>
          <table:table-cell table:formula="of:=[.C4]/[.$C$26]" office:value-type="float" office:value="0" calcext:value-type="float">
            <text:p>0</text:p>
          </table:table-cell>
          <table:table-cell table:formula="of:=SQRT(([.D4]/[.$C$26])^2+([.C4]/[.$C$26]^2*[.$D$26])^2)" office:value-type="float" office:value="0" calcext:value-type="float">
            <text:p>0</text:p>
          </table:table-cell>
          <table:table-cell table:formula="of:=[.C4]/[.$A$7]" office:value-type="float" office:value="0" calcext:value-type="float">
            <text:p>0</text:p>
          </table:table-cell>
          <table:table-cell table:formula="of:=[.D4]/[.$A$7]" office:value-type="float" office:value="0" calcext:value-type="float">
            <text:p>0</text:p>
          </table:table-cell>
          <table:table-cell table:formula="of:=[.G4]/[.$G$26]" office:value-type="float" office:value="0" calcext:value-type="float">
            <text:p>0</text:p>
          </table:table-cell>
          <table:table-cell table:formula="of:=SQRT(([.H4]/[.$G$26])^2+([.G4]*[.$H$26]/[.$G$26]^2)^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style-name="ce1" table:formula="of:=SQRT([.C5])" office:value-type="float" office:value="0" calcext:value-type="float">
            <text:p>0</text:p>
          </table:table-cell>
          <table:table-cell table:formula="of:=[.C5]/[.$C$26]" office:value-type="float" office:value="0" calcext:value-type="float">
            <text:p>0</text:p>
          </table:table-cell>
          <table:table-cell table:formula="of:=SQRT(([.D5]/[.$C$26])^2+([.C5]/[.$C$26]^2*[.$D$26])^2)" office:value-type="float" office:value="0" calcext:value-type="float">
            <text:p>0</text:p>
          </table:table-cell>
          <table:table-cell table:formula="of:=[.C5]/[.$A$7]" office:value-type="float" office:value="0" calcext:value-type="float">
            <text:p>0</text:p>
          </table:table-cell>
          <table:table-cell table:formula="of:=[.D5]/[.$A$7]" office:value-type="float" office:value="0" calcext:value-type="float">
            <text:p>0</text:p>
          </table:table-cell>
          <table:table-cell table:formula="of:=[.G5]/[.$G$26]" office:value-type="float" office:value="0" calcext:value-type="float">
            <text:p>0</text:p>
          </table:table-cell>
          <table:table-cell table:formula="of:=SQRT(([.H5]/[.$G$26])^2+([.G5]*[.$H$26]/[.$G$26]^2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style-name="ce1" table:formula="of:=SQRT([.C6])" office:value-type="float" office:value="0" calcext:value-type="float">
            <text:p>0</text:p>
          </table:table-cell>
          <table:table-cell table:formula="of:=[.C6]/[.$C$26]" office:value-type="float" office:value="0" calcext:value-type="float">
            <text:p>0</text:p>
          </table:table-cell>
          <table:table-cell table:formula="of:=SQRT(([.D6]/[.$C$26])^2+([.C6]/[.$C$26]^2*[.$D$26])^2)" office:value-type="float" office:value="0" calcext:value-type="float">
            <text:p>0</text:p>
          </table:table-cell>
          <table:table-cell table:formula="of:=[.C6]/[.$A$7]" office:value-type="float" office:value="0" calcext:value-type="float">
            <text:p>0</text:p>
          </table:table-cell>
          <table:table-cell table:formula="of:=[.D6]/[.$A$7]" office:value-type="float" office:value="0" calcext:value-type="float">
            <text:p>0</text:p>
          </table:table-cell>
          <table:table-cell table:formula="of:=[.G6]/[.$G$26]" office:value-type="float" office:value="0" calcext:value-type="float">
            <text:p>0</text:p>
          </table:table-cell>
          <table:table-cell table:formula="of:=SQRT(([.H6]/[.$G$26])^2+([.G6]*[.$H$26]/[.$G$26]^2)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5" calcext:value-type="float">
            <text:p>725</text:p>
          </table:table-cell>
          <table:table-cell office:value-type="float" office:value="1389" calcext:value-type="float">
            <text:p>1389</text:p>
          </table:table-cell>
          <table:table-cell table:formula="of:=SQRT([.C7])" office:value-type="float" office:value="37.2692903071684" calcext:value-type="float">
            <text:p>37</text:p>
          </table:table-cell>
          <table:table-cell table:formula="of:=[.C7]/[.$C$26]" office:value-type="float" office:value="0.685587364264561" calcext:value-type="float">
            <text:p>0.6855873643</text:p>
          </table:table-cell>
          <table:table-cell table:formula="of:=SQRT(([.D7]/[.$C$26])^2+([.C7]/[.$C$26]^2*[.$D$26])^2)" office:value-type="float" office:value="0.0238829140302932" calcext:value-type="float">
            <text:p>0.023882914</text:p>
          </table:table-cell>
          <table:table-cell table:formula="of:=[.C7]/[.$A$7]" office:value-type="float" office:value="69.45" calcext:value-type="float">
            <text:p>69.45</text:p>
          </table:table-cell>
          <table:table-cell table:formula="of:=[.D7]/[.$A$7]" office:value-type="float" office:value="1.86346451535842" calcext:value-type="float">
            <text:p>1.8634645154</text:p>
          </table:table-cell>
          <table:table-cell table:formula="of:=[.G7]/[.$G$26]" office:value-type="float" office:value="0.685587364264561" calcext:value-type="float">
            <text:p>0.6855873643</text:p>
          </table:table-cell>
          <table:table-cell table:formula="of:=SQRT(([.H7]/[.$G$26])^2+([.G7]*[.$H$26]/[.$G$26]^2)^2)" office:value-type="float" office:value="0.0238829140302932" calcext:value-type="float">
            <text:p>0.023882914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1519" calcext:value-type="float">
            <text:p>1519</text:p>
          </table:table-cell>
          <table:table-cell table:formula="of:=SQRT([.C8])" office:value-type="float" office:value="38.9743505398102" calcext:value-type="float">
            <text:p>39</text:p>
          </table:table-cell>
          <table:table-cell table:formula="of:=[.C8]/[.$C$26]" office:value-type="float" office:value="0.749753208292201" calcext:value-type="float">
            <text:p>0.7497532083</text:p>
          </table:table-cell>
          <table:table-cell table:formula="of:=SQRT(([.D8]/[.$C$26])^2+([.C8]/[.$C$26]^2*[.$D$26])^2)" office:value-type="float" office:value="0.0254464876220363" calcext:value-type="float">
            <text:p>0.0254464876</text:p>
          </table:table-cell>
          <table:table-cell table:formula="of:=[.C8]/[.$A$7]" office:value-type="float" office:value="75.95" calcext:value-type="float">
            <text:p>75.95</text:p>
          </table:table-cell>
          <table:table-cell table:formula="of:=[.D8]/[.$A$7]" office:value-type="float" office:value="1.94871752699051" calcext:value-type="float">
            <text:p>1.948717527</text:p>
          </table:table-cell>
          <table:table-cell table:formula="of:=[.G8]/[.$G$26]" office:value-type="float" office:value="0.749753208292201" calcext:value-type="float">
            <text:p>0.7497532083</text:p>
          </table:table-cell>
          <table:table-cell table:formula="of:=SQRT(([.H8]/[.$G$26])^2+([.G8]*[.$H$26]/[.$G$26]^2)^2)" office:value-type="float" office:value="0.0254464876220363" calcext:value-type="float">
            <text:p>0.0254464876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1571" calcext:value-type="float">
            <text:p>1571</text:p>
          </table:table-cell>
          <table:table-cell table:formula="of:=SQRT([.C9])" office:value-type="float" office:value="39.6358423652128" calcext:value-type="float">
            <text:p>40</text:p>
          </table:table-cell>
          <table:table-cell table:formula="of:=[.C9]/[.$C$26]" office:value-type="float" office:value="0.775419545903258" calcext:value-type="float">
            <text:p>0.7754195459</text:p>
          </table:table-cell>
          <table:table-cell table:formula="of:=SQRT(([.D9]/[.$C$26])^2+([.C9]/[.$C$26]^2*[.$D$26])^2)" office:value-type="float" office:value="0.0260674860555388" calcext:value-type="float">
            <text:p>0.0260674861</text:p>
          </table:table-cell>
          <table:table-cell table:formula="of:=[.C9]/[.$A$7]" office:value-type="float" office:value="78.55" calcext:value-type="float">
            <text:p>78.55</text:p>
          </table:table-cell>
          <table:table-cell table:formula="of:=[.D9]/[.$A$7]" office:value-type="float" office:value="1.98179211826064" calcext:value-type="float">
            <text:p>1.9817921183</text:p>
          </table:table-cell>
          <table:table-cell table:formula="of:=[.G9]/[.$G$26]" office:value-type="float" office:value="0.775419545903258" calcext:value-type="float">
            <text:p>0.7754195459</text:p>
          </table:table-cell>
          <table:table-cell table:formula="of:=SQRT(([.H9]/[.$G$26])^2+([.G9]*[.$H$26]/[.$G$26]^2)^2)" office:value-type="float" office:value="0.0260674860555388" calcext:value-type="float">
            <text:p>0.026067486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624" calcext:value-type="float">
            <text:p>1624</text:p>
          </table:table-cell>
          <table:table-cell table:formula="of:=SQRT([.C10])" office:value-type="float" office:value="40.2988833592198" calcext:value-type="float">
            <text:p>40</text:p>
          </table:table-cell>
          <table:table-cell table:formula="of:=[.C10]/[.$C$26]" office:value-type="float" office:value="0.801579466929911" calcext:value-type="float">
            <text:p>0.8015794669</text:p>
          </table:table-cell>
          <table:table-cell table:formula="of:=SQRT(([.D10]/[.$C$26])^2+([.C10]/[.$C$26]^2*[.$D$26])^2)" office:value-type="float" office:value="0.026698095557245" calcext:value-type="float">
            <text:p>0.0266980956</text:p>
          </table:table-cell>
          <table:table-cell table:formula="of:=[.C10]/[.$A$7]" office:value-type="float" office:value="81.2" calcext:value-type="float">
            <text:p>81.2</text:p>
          </table:table-cell>
          <table:table-cell table:formula="of:=[.D10]/[.$A$7]" office:value-type="float" office:value="2.01494416796099" calcext:value-type="float">
            <text:p>2.014944168</text:p>
          </table:table-cell>
          <table:table-cell table:formula="of:=[.G10]/[.$G$26]" office:value-type="float" office:value="0.801579466929911" calcext:value-type="float">
            <text:p>0.8015794669</text:p>
          </table:table-cell>
          <table:table-cell table:formula="of:=SQRT(([.H10]/[.$G$26])^2+([.G10]*[.$H$26]/[.$G$26]^2)^2)" office:value-type="float" office:value="0.026698095557245" calcext:value-type="float">
            <text:p>0.0266980956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1570" calcext:value-type="float">
            <text:p>1570</text:p>
          </table:table-cell>
          <table:table-cell table:formula="of:=SQRT([.C11])" office:value-type="float" office:value="39.6232255123179" calcext:value-type="float">
            <text:p>40</text:p>
          </table:table-cell>
          <table:table-cell table:formula="of:=[.C11]/[.$C$26]" office:value-type="float" office:value="0.77492596248766" calcext:value-type="float">
            <text:p>0.7749259625</text:p>
          </table:table-cell>
          <table:table-cell table:formula="of:=SQRT(([.D11]/[.$C$26])^2+([.C11]/[.$C$26]^2*[.$D$26])^2)" office:value-type="float" office:value="0.0260555656699597" calcext:value-type="float">
            <text:p>0.0260555657</text:p>
          </table:table-cell>
          <table:table-cell table:formula="of:=[.C11]/[.$A$7]" office:value-type="float" office:value="78.5" calcext:value-type="float">
            <text:p>78.5</text:p>
          </table:table-cell>
          <table:table-cell table:formula="of:=[.D11]/[.$A$7]" office:value-type="float" office:value="1.9811612756159" calcext:value-type="float">
            <text:p>1.9811612756</text:p>
          </table:table-cell>
          <table:table-cell table:formula="of:=[.G11]/[.$G$26]" office:value-type="float" office:value="0.77492596248766" calcext:value-type="float">
            <text:p>0.7749259625</text:p>
          </table:table-cell>
          <table:table-cell table:formula="of:=SQRT(([.H11]/[.$G$26])^2+([.G11]*[.$H$26]/[.$G$26]^2)^2)" office:value-type="float" office:value="0.0260555656699597" calcext:value-type="float">
            <text:p>0.0260555657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692" calcext:value-type="float">
            <text:p>1692</text:p>
          </table:table-cell>
          <table:table-cell table:formula="of:=SQRT([.C12])" office:value-type="float" office:value="41.1339276024063" calcext:value-type="float">
            <text:p>41</text:p>
          </table:table-cell>
          <table:table-cell table:formula="of:=[.C12]/[.$C$26]" office:value-type="float" office:value="0.835143139190523" calcext:value-type="float">
            <text:p>0.8351431392</text:p>
          </table:table-cell>
          <table:table-cell table:formula="of:=SQRT(([.D12]/[.$C$26])^2+([.C12]/[.$C$26]^2*[.$D$26])^2)" office:value-type="float" office:value="0.0275039905758242" calcext:value-type="float">
            <text:p>0.0275039906</text:p>
          </table:table-cell>
          <table:table-cell table:formula="of:=[.C12]/[.$A$7]" office:value-type="float" office:value="84.6" calcext:value-type="float">
            <text:p>84.6</text:p>
          </table:table-cell>
          <table:table-cell table:formula="of:=[.D12]/[.$A$7]" office:value-type="float" office:value="2.05669638012031" calcext:value-type="float">
            <text:p>2.0566963801</text:p>
          </table:table-cell>
          <table:table-cell table:formula="of:=[.G12]/[.$G$26]" office:value-type="float" office:value="0.835143139190523" calcext:value-type="float">
            <text:p>0.8351431392</text:p>
          </table:table-cell>
          <table:table-cell table:formula="of:=SQRT(([.H12]/[.$G$26])^2+([.G12]*[.$H$26]/[.$G$26]^2)^2)" office:value-type="float" office:value="0.0275039905758242" calcext:value-type="float">
            <text:p>0.0275039906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1748" calcext:value-type="float">
            <text:p>1748</text:p>
          </table:table-cell>
          <table:table-cell table:formula="of:=SQRT([.C13])" office:value-type="float" office:value="41.8090899207338" calcext:value-type="float">
            <text:p>42</text:p>
          </table:table-cell>
          <table:table-cell table:formula="of:=[.C13]/[.$C$26]" office:value-type="float" office:value="0.862783810463968" calcext:value-type="float">
            <text:p>0.8627838105</text:p>
          </table:table-cell>
          <table:table-cell table:formula="of:=SQRT(([.D13]/[.$C$26])^2+([.C13]/[.$C$26]^2*[.$D$26])^2)" office:value-type="float" office:value="0.0281651780172903" calcext:value-type="float">
            <text:p>0.028165178</text:p>
          </table:table-cell>
          <table:table-cell table:formula="of:=[.C13]/[.$A$7]" office:value-type="float" office:value="87.4" calcext:value-type="float">
            <text:p>87.4</text:p>
          </table:table-cell>
          <table:table-cell table:formula="of:=[.D13]/[.$A$7]" office:value-type="float" office:value="2.09045449603669" calcext:value-type="float">
            <text:p>2.090454496</text:p>
          </table:table-cell>
          <table:table-cell table:formula="of:=[.G13]/[.$G$26]" office:value-type="float" office:value="0.862783810463968" calcext:value-type="float">
            <text:p>0.8627838105</text:p>
          </table:table-cell>
          <table:table-cell table:formula="of:=SQRT(([.H13]/[.$G$26])^2+([.G13]*[.$H$26]/[.$G$26]^2)^2)" office:value-type="float" office:value="0.0281651780172903" calcext:value-type="float">
            <text:p>0.02816517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728" calcext:value-type="float">
            <text:p>1728</text:p>
          </table:table-cell>
          <table:table-cell table:formula="of:=SQRT([.C14])" office:value-type="float" office:value="41.5692193816531" calcext:value-type="float">
            <text:p>42</text:p>
          </table:table-cell>
          <table:table-cell table:formula="of:=[.C14]/[.$C$26]" office:value-type="float" office:value="0.852912142152024" calcext:value-type="float">
            <text:p>0.8529121422</text:p>
          </table:table-cell>
          <table:table-cell table:formula="of:=SQRT(([.D14]/[.$C$26])^2+([.C14]/[.$C$26]^2*[.$D$26])^2)" office:value-type="float" office:value="0.0279292865391434" calcext:value-type="float">
            <text:p>0.0279292865</text:p>
          </table:table-cell>
          <table:table-cell table:formula="of:=[.C14]/[.$A$7]" office:value-type="float" office:value="86.4" calcext:value-type="float">
            <text:p>86.4</text:p>
          </table:table-cell>
          <table:table-cell table:formula="of:=[.D14]/[.$A$7]" office:value-type="float" office:value="2.07846096908265" calcext:value-type="float">
            <text:p>2.0784609691</text:p>
          </table:table-cell>
          <table:table-cell table:formula="of:=[.G14]/[.$G$26]" office:value-type="float" office:value="0.852912142152024" calcext:value-type="float">
            <text:p>0.8529121422</text:p>
          </table:table-cell>
          <table:table-cell table:formula="of:=SQRT(([.H14]/[.$G$26])^2+([.G14]*[.$H$26]/[.$G$26]^2)^2)" office:value-type="float" office:value="0.0279292865391434" calcext:value-type="float">
            <text:p>0.0279292865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1756" calcext:value-type="float">
            <text:p>1756</text:p>
          </table:table-cell>
          <table:table-cell table:formula="of:=SQRT([.C15])" office:value-type="float" office:value="41.9046536795139" calcext:value-type="float">
            <text:p>42</text:p>
          </table:table-cell>
          <table:table-cell table:formula="of:=[.C15]/[.$C$26]" office:value-type="float" office:value="0.866732477788746" calcext:value-type="float">
            <text:p>0.8667324778</text:p>
          </table:table-cell>
          <table:table-cell table:formula="of:=SQRT(([.D15]/[.$C$26])^2+([.C15]/[.$C$26]^2*[.$D$26])^2)" office:value-type="float" office:value="0.0282594598497265" calcext:value-type="float">
            <text:p>0.0282594598</text:p>
          </table:table-cell>
          <table:table-cell table:formula="of:=[.C15]/[.$A$7]" office:value-type="float" office:value="87.8" calcext:value-type="float">
            <text:p>87.8</text:p>
          </table:table-cell>
          <table:table-cell table:formula="of:=[.D15]/[.$A$7]" office:value-type="float" office:value="2.0952326839757" calcext:value-type="float">
            <text:p>2.095232684</text:p>
          </table:table-cell>
          <table:table-cell table:formula="of:=[.G15]/[.$G$26]" office:value-type="float" office:value="0.866732477788746" calcext:value-type="float">
            <text:p>0.8667324778</text:p>
          </table:table-cell>
          <table:table-cell table:formula="of:=SQRT(([.H15]/[.$G$26])^2+([.G15]*[.$H$26]/[.$G$26]^2)^2)" office:value-type="float" office:value="0.0282594598497265" calcext:value-type="float">
            <text:p>0.0282594598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862" calcext:value-type="float">
            <text:p>1862</text:p>
          </table:table-cell>
          <table:table-cell table:formula="of:=SQRT([.C16])" office:value-type="float" office:value="43.1508980207828" calcext:value-type="float">
            <text:p>43</text:p>
          </table:table-cell>
          <table:table-cell table:formula="of:=[.C16]/[.$C$26]" office:value-type="float" office:value="0.919052319842053" calcext:value-type="float">
            <text:p>0.9190523198</text:p>
          </table:table-cell>
          <table:table-cell table:formula="of:=SQRT(([.D16]/[.$C$26])^2+([.C16]/[.$C$26]^2*[.$D$26])^2)" office:value-type="float" office:value="0.0295048767569499" calcext:value-type="float">
            <text:p>0.0295048768</text:p>
          </table:table-cell>
          <table:table-cell table:formula="of:=[.C16]/[.$A$7]" office:value-type="float" office:value="93.1" calcext:value-type="float">
            <text:p>93.1</text:p>
          </table:table-cell>
          <table:table-cell table:formula="of:=[.D16]/[.$A$7]" office:value-type="float" office:value="2.15754490103914" calcext:value-type="float">
            <text:p>2.157544901</text:p>
          </table:table-cell>
          <table:table-cell table:formula="of:=[.G16]/[.$G$26]" office:value-type="float" office:value="0.919052319842053" calcext:value-type="float">
            <text:p>0.9190523198</text:p>
          </table:table-cell>
          <table:table-cell table:formula="of:=SQRT(([.H16]/[.$G$26])^2+([.G16]*[.$H$26]/[.$G$26]^2)^2)" office:value-type="float" office:value="0.0295048767569499" calcext:value-type="float">
            <text:p>0.0295048768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1906" calcext:value-type="float">
            <text:p>1906</text:p>
          </table:table-cell>
          <table:table-cell table:formula="of:=SQRT([.C17])" office:value-type="float" office:value="43.6577599058862" calcext:value-type="float">
            <text:p>44</text:p>
          </table:table-cell>
          <table:table-cell table:formula="of:=[.C17]/[.$C$26]" office:value-type="float" office:value="0.940769990128332" calcext:value-type="float">
            <text:p>0.9407699901</text:p>
          </table:table-cell>
          <table:table-cell table:formula="of:=SQRT(([.D17]/[.$C$26])^2+([.C17]/[.$C$26]^2*[.$D$26])^2)" office:value-type="float" office:value="0.0300198861735163" calcext:value-type="float">
            <text:p>0.0300198862</text:p>
          </table:table-cell>
          <table:table-cell table:formula="of:=[.C17]/[.$A$7]" office:value-type="float" office:value="95.3" calcext:value-type="float">
            <text:p>95.3</text:p>
          </table:table-cell>
          <table:table-cell table:formula="of:=[.D17]/[.$A$7]" office:value-type="float" office:value="2.18288799529431" calcext:value-type="float">
            <text:p>2.1828879953</text:p>
          </table:table-cell>
          <table:table-cell table:formula="of:=[.G17]/[.$G$26]" office:value-type="float" office:value="0.940769990128332" calcext:value-type="float">
            <text:p>0.9407699901</text:p>
          </table:table-cell>
          <table:table-cell table:formula="of:=SQRT(([.H17]/[.$G$26])^2+([.G17]*[.$H$26]/[.$G$26]^2)^2)" office:value-type="float" office:value="0.0300198861735163" calcext:value-type="float">
            <text:p>0.03001988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937" calcext:value-type="float">
            <text:p>1937</text:p>
          </table:table-cell>
          <table:table-cell table:formula="of:=SQRT([.C18])" office:value-type="float" office:value="44.0113621693308" calcext:value-type="float">
            <text:p>44</text:p>
          </table:table-cell>
          <table:table-cell table:formula="of:=[.C18]/[.$C$26]" office:value-type="float" office:value="0.956071076011846" calcext:value-type="float">
            <text:p>0.956071076</text:p>
          </table:table-cell>
          <table:table-cell table:formula="of:=SQRT(([.D18]/[.$C$26])^2+([.C18]/[.$C$26]^2*[.$D$26])^2)" office:value-type="float" office:value="0.0303820927345866" calcext:value-type="float">
            <text:p>0.0303820927</text:p>
          </table:table-cell>
          <table:table-cell table:formula="of:=[.C18]/[.$A$7]" office:value-type="float" office:value="96.85" calcext:value-type="float">
            <text:p>96.85</text:p>
          </table:table-cell>
          <table:table-cell table:formula="of:=[.D18]/[.$A$7]" office:value-type="float" office:value="2.20056810846654" calcext:value-type="float">
            <text:p>2.2005681085</text:p>
          </table:table-cell>
          <table:table-cell table:formula="of:=[.G18]/[.$G$26]" office:value-type="float" office:value="0.956071076011846" calcext:value-type="float">
            <text:p>0.956071076</text:p>
          </table:table-cell>
          <table:table-cell table:formula="of:=SQRT(([.H18]/[.$G$26])^2+([.G18]*[.$H$26]/[.$G$26]^2)^2)" office:value-type="float" office:value="0.0303820927345866" calcext:value-type="float">
            <text:p>0.0303820927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1824" calcext:value-type="float">
            <text:p>1824</text:p>
          </table:table-cell>
          <table:table-cell table:formula="of:=SQRT([.C19])" office:value-type="float" office:value="42.7083130081252" calcext:value-type="float">
            <text:p>43</text:p>
          </table:table-cell>
          <table:table-cell table:formula="of:=[.C19]/[.$C$26]" office:value-type="float" office:value="0.900296150049358" calcext:value-type="float">
            <text:p>0.90029615</text:p>
          </table:table-cell>
          <table:table-cell table:formula="of:=SQRT(([.D19]/[.$C$26])^2+([.C19]/[.$C$26]^2*[.$D$26])^2)" office:value-type="float" office:value="0.0290591977395975" calcext:value-type="float">
            <text:p>0.0290591977</text:p>
          </table:table-cell>
          <table:table-cell table:formula="of:=[.C19]/[.$A$7]" office:value-type="float" office:value="91.2" calcext:value-type="float">
            <text:p>91.2</text:p>
          </table:table-cell>
          <table:table-cell table:formula="of:=[.D19]/[.$A$7]" office:value-type="float" office:value="2.13541565040626" calcext:value-type="float">
            <text:p>2.1354156504</text:p>
          </table:table-cell>
          <table:table-cell table:formula="of:=[.G19]/[.$G$26]" office:value-type="float" office:value="0.900296150049358" calcext:value-type="float">
            <text:p>0.90029615</text:p>
          </table:table-cell>
          <table:table-cell table:formula="of:=SQRT(([.H19]/[.$G$26])^2+([.G19]*[.$H$26]/[.$G$26]^2)^2)" office:value-type="float" office:value="0.0290591977395975" calcext:value-type="float">
            <text:p>0.0290591977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1869" calcext:value-type="float">
            <text:p>1869</text:p>
          </table:table-cell>
          <table:table-cell table:formula="of:=SQRT([.C20])" office:value-type="float" office:value="43.2319326424346" calcext:value-type="float">
            <text:p>43</text:p>
          </table:table-cell>
          <table:table-cell table:formula="of:=[.C20]/[.$C$26]" office:value-type="float" office:value="0.922507403751234" calcext:value-type="float">
            <text:p>0.9225074038</text:p>
          </table:table-cell>
          <table:table-cell table:formula="of:=SQRT(([.D20]/[.$C$26])^2+([.C20]/[.$C$26]^2*[.$D$26])^2)" office:value-type="float" office:value="0.0295868833972827" calcext:value-type="float">
            <text:p>0.0295868834</text:p>
          </table:table-cell>
          <table:table-cell table:formula="of:=[.C20]/[.$A$7]" office:value-type="float" office:value="93.45" calcext:value-type="float">
            <text:p>93.45</text:p>
          </table:table-cell>
          <table:table-cell table:formula="of:=[.D20]/[.$A$7]" office:value-type="float" office:value="2.16159663212173" calcext:value-type="float">
            <text:p>2.1615966321</text:p>
          </table:table-cell>
          <table:table-cell table:formula="of:=[.G20]/[.$G$26]" office:value-type="float" office:value="0.922507403751234" calcext:value-type="float">
            <text:p>0.9225074038</text:p>
          </table:table-cell>
          <table:table-cell table:formula="of:=SQRT(([.H20]/[.$G$26])^2+([.G20]*[.$H$26]/[.$G$26]^2)^2)" office:value-type="float" office:value="0.0295868833972827" calcext:value-type="float">
            <text:p>0.0295868834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1930" calcext:value-type="float">
            <text:p>1930</text:p>
          </table:table-cell>
          <table:table-cell table:formula="of:=SQRT([.C21])" office:value-type="float" office:value="43.9317652729776" calcext:value-type="float">
            <text:p>44</text:p>
          </table:table-cell>
          <table:table-cell table:formula="of:=[.C21]/[.$C$26]" office:value-type="float" office:value="0.952615992102665" calcext:value-type="float">
            <text:p>0.9526159921</text:p>
          </table:table-cell>
          <table:table-cell table:formula="of:=SQRT(([.D21]/[.$C$26])^2+([.C21]/[.$C$26]^2*[.$D$26])^2)" office:value-type="float" office:value="0.0303003492572244" calcext:value-type="float">
            <text:p>0.0303003493</text:p>
          </table:table-cell>
          <table:table-cell table:formula="of:=[.C21]/[.$A$7]" office:value-type="float" office:value="96.5" calcext:value-type="float">
            <text:p>96.5</text:p>
          </table:table-cell>
          <table:table-cell table:formula="of:=[.D21]/[.$A$7]" office:value-type="float" office:value="2.19658826364888" calcext:value-type="float">
            <text:p>2.1965882636</text:p>
          </table:table-cell>
          <table:table-cell table:formula="of:=[.G21]/[.$G$26]" office:value-type="float" office:value="0.952615992102665" calcext:value-type="float">
            <text:p>0.9526159921</text:p>
          </table:table-cell>
          <table:table-cell table:formula="of:=SQRT(([.H21]/[.$G$26])^2+([.G21]*[.$H$26]/[.$G$26]^2)^2)" office:value-type="float" office:value="0.0303003492572244" calcext:value-type="float">
            <text:p>0.0303003493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937" calcext:value-type="float">
            <text:p>1937</text:p>
          </table:table-cell>
          <table:table-cell table:formula="of:=SQRT([.C22])" office:value-type="float" office:value="44.0113621693308" calcext:value-type="float">
            <text:p>44</text:p>
          </table:table-cell>
          <table:table-cell table:formula="of:=[.C22]/[.$C$26]" office:value-type="float" office:value="0.956071076011846" calcext:value-type="float">
            <text:p>0.956071076</text:p>
          </table:table-cell>
          <table:table-cell table:formula="of:=SQRT(([.D22]/[.$C$26])^2+([.C22]/[.$C$26]^2*[.$D$26])^2)" office:value-type="float" office:value="0.0303820927345866" calcext:value-type="float">
            <text:p>0.0303820927</text:p>
          </table:table-cell>
          <table:table-cell table:formula="of:=[.C22]/[.$A$7]" office:value-type="float" office:value="96.85" calcext:value-type="float">
            <text:p>96.85</text:p>
          </table:table-cell>
          <table:table-cell table:formula="of:=[.D22]/[.$A$7]" office:value-type="float" office:value="2.20056810846654" calcext:value-type="float">
            <text:p>2.2005681085</text:p>
          </table:table-cell>
          <table:table-cell table:formula="of:=[.G22]/[.$G$26]" office:value-type="float" office:value="0.956071076011846" calcext:value-type="float">
            <text:p>0.956071076</text:p>
          </table:table-cell>
          <table:table-cell table:formula="of:=SQRT(([.H22]/[.$G$26])^2+([.G22]*[.$H$26]/[.$G$26]^2)^2)" office:value-type="float" office:value="0.0303820927345866" calcext:value-type="float">
            <text:p>0.0303820927</text:p>
          </table:table-cell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float" office:value="1998" calcext:value-type="float">
            <text:p>1998</text:p>
          </table:table-cell>
          <table:table-cell table:formula="of:=SQRT([.C23])" office:value-type="float" office:value="44.698993277254" calcext:value-type="float">
            <text:p>45</text:p>
          </table:table-cell>
          <table:table-cell table:formula="of:=[.C23]/[.$C$26]" office:value-type="float" office:value="0.986179664363277" calcext:value-type="float">
            <text:p>0.9861796644</text:p>
          </table:table-cell>
          <table:table-cell table:formula="of:=SQRT(([.D23]/[.$C$26])^2+([.C23]/[.$C$26]^2*[.$D$26])^2)" office:value-type="float" office:value="0.0310933536475213" calcext:value-type="float">
            <text:p>0.0310933536</text:p>
          </table:table-cell>
          <table:table-cell table:formula="of:=[.C23]/[.$A$7]" office:value-type="float" office:value="99.9" calcext:value-type="float">
            <text:p>99.9</text:p>
          </table:table-cell>
          <table:table-cell table:formula="of:=[.D23]/[.$A$7]" office:value-type="float" office:value="2.2349496638627" calcext:value-type="float">
            <text:p>2.2349496639</text:p>
          </table:table-cell>
          <table:table-cell table:formula="of:=[.G23]/[.$G$26]" office:value-type="float" office:value="0.986179664363278" calcext:value-type="float">
            <text:p>0.9861796644</text:p>
          </table:table-cell>
          <table:table-cell table:formula="of:=SQRT(([.H23]/[.$G$26])^2+([.G23]*[.$H$26]/[.$G$26]^2)^2)" office:value-type="float" office:value="0.0310933536475213" calcext:value-type="float">
            <text:p>0.031093353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944" calcext:value-type="float">
            <text:p>1944</text:p>
          </table:table-cell>
          <table:table-cell table:formula="of:=SQRT([.C24])" office:value-type="float" office:value="44.0908153700972" calcext:value-type="float">
            <text:p>44</text:p>
          </table:table-cell>
          <table:table-cell table:formula="of:=[.C24]/[.$C$26]" office:value-type="float" office:value="0.959526159921027" calcext:value-type="float">
            <text:p>0.9595261599</text:p>
          </table:table-cell>
          <table:table-cell table:formula="of:=SQRT(([.D24]/[.$C$26])^2+([.C24]/[.$C$26]^2*[.$D$26])^2)" office:value-type="float" office:value="0.0304638102863673" calcext:value-type="float">
            <text:p>0.0304638103</text:p>
          </table:table-cell>
          <table:table-cell table:formula="of:=[.C24]/[.$A$7]" office:value-type="float" office:value="97.2" calcext:value-type="float">
            <text:p>97.2</text:p>
          </table:table-cell>
          <table:table-cell table:formula="of:=[.D24]/[.$A$7]" office:value-type="float" office:value="2.20454076850486" calcext:value-type="float">
            <text:p>2.2045407685</text:p>
          </table:table-cell>
          <table:table-cell table:formula="of:=[.G24]/[.$G$26]" office:value-type="float" office:value="0.959526159921027" calcext:value-type="float">
            <text:p>0.9595261599</text:p>
          </table:table-cell>
          <table:table-cell table:formula="of:=SQRT(([.H24]/[.$G$26])^2+([.G24]*[.$H$26]/[.$G$26]^2)^2)" office:value-type="float" office:value="0.0304638102863673" calcext:value-type="float">
            <text:p>0.0304638103</text:p>
          </table:table-cell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918" calcext:value-type="float">
            <text:p>1918</text:p>
          </table:table-cell>
          <table:table-cell table:formula="of:=SQRT([.C25])" office:value-type="float" office:value="43.7949768809164" calcext:value-type="float">
            <text:p>44</text:p>
          </table:table-cell>
          <table:table-cell table:formula="of:=[.C25]/[.$C$26]" office:value-type="float" office:value="0.946692991115499" calcext:value-type="float">
            <text:p>0.9466929911</text:p>
          </table:table-cell>
          <table:table-cell table:formula="of:=SQRT(([.D25]/[.$C$26])^2+([.C25]/[.$C$26]^2*[.$D$26])^2)" office:value-type="float" office:value="0.0301601566578526" calcext:value-type="float">
            <text:p>0.0301601567</text:p>
          </table:table-cell>
          <table:table-cell table:formula="of:=[.C25]/[.$A$7]" office:value-type="float" office:value="95.9" calcext:value-type="float">
            <text:p>95.9</text:p>
          </table:table-cell>
          <table:table-cell table:formula="of:=[.D25]/[.$A$7]" office:value-type="float" office:value="2.18974884404582" calcext:value-type="float">
            <text:p>2.189748844</text:p>
          </table:table-cell>
          <table:table-cell table:formula="of:=[.G25]/[.$G$26]" office:value-type="float" office:value="0.946692991115499" calcext:value-type="float">
            <text:p>0.9466929911</text:p>
          </table:table-cell>
          <table:table-cell table:formula="of:=SQRT(([.H25]/[.$G$26])^2+([.G25]*[.$H$26]/[.$G$26]^2)^2)" office:value-type="float" office:value="0.0301601566578526" calcext:value-type="float">
            <text:p>0.0301601567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2026" calcext:value-type="float">
            <text:p>2026</text:p>
          </table:table-cell>
          <table:table-cell table:formula="of:=SQRT([.C26])" office:value-type="float" office:value="45.0111097397076" calcext:value-type="float">
            <text:p>45</text:p>
          </table:table-cell>
          <table:table-cell table:formula="of:=[.C26]/[.$C$26]" office:value-type="float" office:value="1" calcext:value-type="float">
            <text:p>1</text:p>
          </table:table-cell>
          <table:table-cell table:formula="of:=[.D26]/[.C26]" office:value-type="float" office:value="0.0222167372851469" calcext:value-type="float">
            <text:p>0.0222167373</text:p>
          </table:table-cell>
          <table:table-cell table:formula="of:=[.C26]/[.$A$7]" office:value-type="float" office:value="101.3" calcext:value-type="float">
            <text:p>101.3</text:p>
          </table:table-cell>
          <table:table-cell table:formula="of:=[.D26]/[.$A$7]" office:value-type="float" office:value="2.25055548698538" calcext:value-type="float">
            <text:p>2.250555487</text:p>
          </table:table-cell>
          <table:table-cell table:formula="of:=[.G26]/[.$G$26]" office:value-type="float" office:value="1" calcext:value-type="float">
            <text:p>1</text:p>
          </table:table-cell>
          <table:table-cell table:formula="of:=[.H26]/[.G26]" office:value-type="float" office:value="0.0222167372851469" calcext:value-type="float">
            <text:p>0.0222167373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23:28:14.153576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03T09:14:56.300659121</meta:creation-date>
    <dc:date>2015-11-15T23:29:14.267271900</dc:date>
    <meta:editing-duration>PT15H41M49S</meta:editing-duration>
    <meta:editing-cycles>4</meta:editing-cycles>
    <meta:generator>LibreOffice/4.2.8.2$Linux_X86_64 LibreOffice_project/420m0$Build-2</meta:generator>
    <meta:document-statistic meta:table-count="1" meta:cell-count="219" meta:object-count="0"/>
  </office:meta>
</office:document-meta>
</file>